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文泉驿等宽微米黑" svg:font-family="文泉驿等宽微米黑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Text_20_body">
      <style:text-properties style:font-name="DejaVu Sans Mono1" style:font-name-asian="DejaVu Sans Mono1"/>
    </style:style>
    <style:style style:name="P2" style:family="paragraph" style:parent-style-name="Text_20_body" style:list-style-name="L1">
      <style:text-properties style:font-name="DejaVu Sans Mono1" style:font-name-asian="DejaVu Sans Mono1"/>
    </style:style>
    <style:style style:name="P3" style:family="paragraph" style:parent-style-name="Text_20_body">
      <style:paragraph-properties>
        <style:tab-stops/>
      </style:paragraph-properties>
      <style:text-properties style:font-name="DejaVu Sans Mono1" style:font-name-asian="DejaVu Sans Mono1"/>
    </style:style>
    <style:style style:name="P4" style:family="paragraph" style:parent-style-name="Text_20_body" style:list-style-name="L1">
      <style:paragraph-properties>
        <style:tab-stops/>
      </style:paragraph-properties>
      <style:text-properties style:font-name="DejaVu Sans Mono1" style:font-name-asian="DejaVu Sans Mono1"/>
    </style:style>
    <style:style style:name="P5" style:family="paragraph" style:parent-style-name="Text_20_body" style:list-style-name="L5">
      <style:paragraph-properties>
        <style:tab-stops/>
      </style:paragraph-properties>
      <style:text-properties style:font-name="DejaVu Sans Mono1" style:font-name-asian="DejaVu Sans Mono1"/>
    </style:style>
    <style:style style:name="P6" style:family="paragraph" style:parent-style-name="Text_20_body" style:list-style-name="L6">
      <style:paragraph-properties>
        <style:tab-stops/>
      </style:paragraph-properties>
      <style:text-properties style:font-name="DejaVu Sans Mono1" style:font-name-asian="DejaVu Sans Mono1"/>
    </style:style>
    <style:style style:name="P7" style:family="paragraph" style:parent-style-name="Text_20_body" style:list-style-name="L2">
      <style:text-properties style:font-name="DejaVu Sans Mono1" style:font-name-asian="DejaVu Sans Mono1"/>
    </style:style>
    <style:style style:name="P8" style:family="paragraph" style:parent-style-name="Text_20_body" style:list-style-name="L3">
      <style:text-properties style:font-name="DejaVu Sans Mono1" style:font-name-asian="DejaVu Sans Mono1"/>
    </style:style>
    <style:style style:name="P9" style:family="paragraph" style:parent-style-name="Text_20_body" style:list-style-name="L4">
      <style:text-properties style:font-name="DejaVu Sans Mono1" style:font-name-asian="DejaVu Sans Mono1"/>
    </style:style>
    <style:style style:name="P10" style:family="paragraph" style:parent-style-name="Text_20_body" style:list-style-name="L7">
      <style:text-properties style:font-name="DejaVu Sans Mono1" style:font-name-asian="DejaVu Sans Mono1"/>
    </style:style>
    <style:style style:name="P11" style:family="paragraph" style:parent-style-name="Text_20_body" style:list-style-name="L8">
      <style:text-properties style:font-name="DejaVu Sans Mono1" style:font-name-asian="DejaVu Sans Mono1"/>
    </style:style>
    <style:style style:name="P12" style:family="paragraph" style:parent-style-name="Text_20_body" style:list-style-name="L9">
      <style:text-properties style:font-name="DejaVu Sans Mono1" style:font-name-asian="DejaVu Sans Mono1"/>
    </style:style>
    <style:style style:name="P13" style:family="paragraph" style:parent-style-name="Text_20_body" style:list-style-name="L10">
      <style:text-properties style:font-name="DejaVu Sans Mono1" style:font-name-asian="DejaVu Sans Mono1"/>
    </style:style>
    <style:style style:name="P14" style:family="paragraph" style:parent-style-name="Text_20_body" style:list-style-name="L11">
      <style:text-properties style:font-name="DejaVu Sans Mono1" style:font-name-asian="DejaVu Sans Mono1"/>
    </style:style>
    <style:style style:name="P15" style:family="paragraph" style:parent-style-name="Text_20_body" style:list-style-name="L12">
      <style:text-properties style:font-name="DejaVu Sans Mono1" style:font-name-asian="DejaVu Sans Mono1"/>
    </style:style>
    <style:style style:name="P16" style:family="paragraph" style:parent-style-name="Text_20_body" style:list-style-name="L13">
      <style:text-properties style:font-name="DejaVu Sans Mono1" style:font-name-asian="DejaVu Sans Mono1"/>
    </style:style>
    <style:style style:name="P17" style:family="paragraph" style:parent-style-name="Text_20_body" style:list-style-name="L14">
      <style:text-properties style:font-name="DejaVu Sans Mono1" style:font-name-asian="DejaVu Sans Mono1"/>
    </style:style>
    <style:style style:name="P18" style:family="paragraph" style:parent-style-name="Text_20_body" style:list-style-name="L15">
      <style:text-properties style:font-name="DejaVu Sans Mono1" style:font-name-asian="DejaVu Sans Mono1"/>
    </style:style>
    <style:style style:name="P19" style:family="paragraph" style:parent-style-name="Text_20_body" style:list-style-name="L16">
      <style:text-properties style:font-name="DejaVu Sans Mono1" style:font-name-asian="DejaVu Sans Mono1"/>
    </style:style>
    <style:style style:name="P20" style:family="paragraph" style:parent-style-name="Text_20_body" style:list-style-name="L17">
      <style:text-properties style:font-name="DejaVu Sans Mono1" style:font-name-asian="DejaVu Sans Mono1"/>
    </style:style>
    <style:style style:name="P21" style:family="paragraph" style:parent-style-name="Text_20_body" style:list-style-name="L18">
      <style:text-properties style:font-name="DejaVu Sans Mono1" style:font-name-asian="DejaVu Sans Mono1"/>
    </style:style>
    <style:style style:name="P22" style:family="paragraph" style:parent-style-name="Text_20_body" style:list-style-name="L19">
      <style:text-properties style:font-name="DejaVu Sans Mono1" style:font-name-asian="DejaVu Sans Mono1"/>
    </style:style>
    <style:style style:name="P23" style:family="paragraph" style:parent-style-name="Text_20_body" style:list-style-name="L20">
      <style:text-properties style:font-name="DejaVu Sans Mono1" style:font-name-asian="DejaVu Sans Mono1"/>
    </style:style>
    <style:style style:name="P24" style:family="paragraph" style:parent-style-name="Text_20_body" style:list-style-name="L21">
      <style:text-properties style:font-name="DejaVu Sans Mono1" style:font-name-asian="DejaVu Sans Mono1"/>
    </style:style>
    <style:style style:name="P25" style:family="paragraph" style:parent-style-name="Text_20_body" style:list-style-name="L22">
      <style:text-properties style:font-name="DejaVu Sans Mono1" style:font-name-asian="DejaVu Sans Mono1"/>
    </style:style>
    <style:style style:name="P26" style:family="paragraph" style:parent-style-name="Text_20_body" style:list-style-name="L23">
      <style:text-properties style:font-name="DejaVu Sans Mono1" style:font-name-asian="DejaVu Sans Mono1"/>
    </style:style>
    <style:style style:name="P27" style:family="paragraph" style:parent-style-name="Text_20_body" style:list-style-name="L24">
      <style:text-properties style:font-name="DejaVu Sans Mono1" style:font-name-asian="DejaVu Sans Mono1"/>
    </style:style>
    <style:style style:name="P28" style:family="paragraph" style:parent-style-name="Text_20_body" style:list-style-name="L25">
      <style:text-properties style:font-name="DejaVu Sans Mono1" style:font-name-asian="DejaVu Sans Mono1"/>
    </style:style>
    <style:style style:name="P29" style:family="paragraph" style:parent-style-name="Text_20_body" style:list-style-name="L26">
      <style:text-properties style:font-name="DejaVu Sans Mono1" style:font-name-asian="DejaVu Sans Mono1"/>
    </style:style>
    <style:style style:name="P30" style:family="paragraph" style:parent-style-name="Text_20_body" style:list-style-name="L27">
      <style:text-properties style:font-name="DejaVu Sans Mono1" style:font-name-asian="DejaVu Sans Mono1"/>
    </style:style>
    <style:style style:name="P31" style:family="paragraph" style:parent-style-name="Text_20_body" style:list-style-name="L28">
      <style:text-properties style:font-name="DejaVu Sans Mono1" style:font-name-asian="DejaVu Sans Mono1"/>
    </style:style>
    <style:style style:name="P32" style:family="paragraph" style:parent-style-name="Text_20_body" style:list-style-name="L29">
      <style:text-properties style:font-name="DejaVu Sans Mono1" style:font-name-asian="DejaVu Sans Mono1"/>
    </style:style>
    <style:style style:name="P33" style:family="paragraph" style:parent-style-name="Text_20_body" style:list-style-name="L30">
      <style:text-properties style:font-name="DejaVu Sans Mono1" style:font-name-asian="DejaVu Sans Mono1"/>
    </style:style>
    <style:style style:name="P34" style:family="paragraph" style:parent-style-name="Text_20_body">
      <style:paragraph-properties fo:text-align="end" style:justify-single-word="false"/>
      <style:text-properties style:use-window-font-color="true" fo:font-size="8pt" style:font-size-asian="8pt" style:font-size-complex="8pt"/>
    </style:style>
    <style:style style:name="P35" style:family="paragraph" style:parent-style-name="Text_20_body">
      <style:paragraph-properties fo:text-align="start" style:justify-single-word="false"/>
      <style:text-properties style:use-window-font-color="true"/>
    </style:style>
    <style:style style:name="P36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DejaVu Sans Mono1" style:font-name-asian="DejaVu Sans Mono1"/>
    </style:style>
    <style:style style:name="P37" style:family="paragraph" style:parent-style-name="Heading_20_3">
      <style:text-properties style:font-name="DejaVu Sans Mono1" fo:font-size="18pt" style:font-name-asian="DejaVu Sans Mono1" style:font-size-asian="18pt" style:font-size-complex="18pt"/>
    </style:style>
    <style:style style:name="P38" style:family="paragraph" style:parent-style-name="Heading_20_1">
      <style:paragraph-properties fo:text-align="center" style:justify-single-word="false"/>
      <style:text-properties fo:color="#008000" fo:font-size="20pt" style:font-size-asian="20pt" style:font-size-complex="20pt"/>
    </style:style>
    <style:style style:name="P39" style:family="paragraph" style:parent-style-name="Heading_20_5">
      <style:text-properties style:font-name="DejaVu Sans Mono1" fo:font-size="11.8000001907349pt" style:font-name-asian="DejaVu Sans Mono1" style:font-size-asian="11.8000001907349pt" style:font-size-complex="11.8000001907349pt"/>
    </style:style>
    <style:style style:name="P40" style:family="paragraph" style:parent-style-name="Heading_20_5">
      <style:text-properties style:font-name="DejaVu Sans Mono1" style:font-name-asian="DejaVu Sans Mono1"/>
    </style:style>
    <style:style style:name="T1" style:family="text">
      <style:text-properties style:text-underline-style="dotted" style:text-underline-width="bold" style:text-underline-color="font-color"/>
    </style:style>
    <style:style style:name="T2" style:family="text">
      <style:text-properties style:text-line-through-style="solid"/>
    </style:style>
    <style:style style:name="T3" style:family="text">
      <style:text-properties fo:color="#008000"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1.8000001907349pt" style:font-size-asian="11.8000001907349pt" style:font-size-complex="11.800000190734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PC GO 编码风格</text:h>
      <text:h text:style-name="P37" text:outline-level="3">通用</text:h>
      <text:h text:style-name="P39" text:outline-level="5">字符编码</text:h>
      <text:list xml:id="list652309929" text:style-name="L1">
        <text:list-item>
          <text:p text:style-name="P2"><text:span text:style-name="T5">不要使用不兼容 ASCII 的字符编码方案。</text:span></text:p>
        </text:list-item>
        <text:list-item>
          <text:p text:style-name="P2"><text:span text:style-name="T5">建议使用 UTF-8 作为源码文件的字符编码，以保证文件的通用性。</text:span></text:p>
        </text:list-item>
        <text:list-item>
          <text:p text:style-name="P2"><text:span text:style-name="T5">不要为 UTF-8 编码的源码文件添加字节序标记（BOM）。</text:span></text:p>
        </text:list-item>
      </text:list>
      <text:h text:style-name="P37" text:outline-level="3"/>
      <text:h text:style-name="P37" text:outline-level="3">C</text:h>
      <text:h text:style-name="P40" text:outline-level="5">缩进</text:h>
      <text:list xml:id="list1561539980" text:continue-numbering="true" text:style-name="L1">
        <text:list-item>
          <text:p text:style-name="P4">缩进应为一个制表符，不能用空格代替。并且我们建议将文本编辑器的制表符显示设定为8个字符的宽度。</text:p>
        </text:list-item>
        <text:list-item>
          <text:p text:style-name="P4">switch块外的标号不缩进。</text:p>
        </text:list-item>
        <text:list-item>
          <text:p text:style-name="P4">if、switch、for、while语句中的条件表达式需要换行时，新的一行应与前一行保持相同的缩进，参阅“条件表达式”一节。</text:p>
        </text:list-item>
      </text:list>
      <text:p text:style-name="P1"/>
      <text:h text:style-name="P40" text:outline-level="5">空格</text:h>
      <text:list xml:id="list1454159120" text:style-name="L2">
        <text:list-item>
          <text:p text:style-name="P7">在双目运算符的两侧应各有一个空格，例如：</text:p>
        </text:list-item>
      </text:list>
      <text:p text:style-name="P1"><text:tab/><text:tab/>a = b * 22;</text:p>
      <text:list xml:id="list2107474887" text:style-name="L3">
        <text:list-item>
          <text:p text:style-name="P8">在一行中间的逗号和分号的后面有空格，例如：</text:p>
        </text:list-item>
      </text:list>
      <text:p text:style-name="P1"><text:tab/><text:tab/>int a = 1, b = 0; a += b;</text:p>
      <text:list xml:id="list1588686183" text:style-name="L4">
        <text:list-item>
          <text:p text:style-name="P9">上述规则可以为突显优先级而调整，例如，省略高优先级预算符两侧的空格：</text:p>
        </text:list-item>
      </text:list>
      <text:p text:style-name="P1"><text:tab/><text:tab/>foo(a*3 + b/a);</text:p>
      <text:list xml:id="list458281203" text:continue-numbering="true" text:style-name="L4">
        <text:list-header>
          <text:p text:style-name="P9">在for语句中为突显优先级而省略空格：</text:p>
        </text:list-header>
      </text:list>
      <text:p text:style-name="P36"><text:tab/><text:tab/>for(i=1; i&lt;=t; i++) r += putmss(s, i);</text:p>
      <text:list xml:id="list941298754" text:style-name="L5">
        <text:list-header>
          <text:p text:style-name="P5">省略下标运行符中的空格：</text:p>
        </text:list-header>
      </text:list>
      <text:p text:style-name="P3"><text:tab/><text:tab/>dest[size_orig+len_src] = 0;</text:p>
      <text:list xml:id="list565535664" text:style-name="L6">
        <text:list-item>
          <text:p text:style-name="P6">单目运算符、后缀运算符和操作数之间没有空格，例如：</text:p>
        </text:list-item>
      </text:list>
      <text:p text:style-name="P3"><text:tab/><text:tab/>display(table[i++]);</text:p>
      <text:p text:style-name="P3"><text:tab/><text:tab/>table[i] = program.info-&gt;count;</text:p>
      <text:list xml:id="list565902485" text:style-name="L7">
        <text:list-item>
          <text:p text:style-name="P10"><text:soft-page-break/>不在行首<text:note text:id="ftn1" text:note-class="footnote"><text:note-citation>1</text:note-citation><text:note-body><text:p text:style-name="Footnote">忽略缩进所用的制表符，下同</text:p></text:note-body></text:note>的花括号的左侧应有一个空格；如果花括号的右侧不立即换行，且不是逗号或分号，应接着有一个空格。</text:p>
        </text:list-item>
        <text:list-item>
          <text:p text:style-name="P10">左括号的右侧和右括号的左侧没有空格。</text:p>
        </text:list-item>
        <text:list-item>
          <text:p text:style-name="P10">声明指针时，星号与类型之间有空格，与指针名之间没有空格，例如：</text:p>
        </text:list-item>
      </text:list>
      <text:p text:style-name="P1"><text:tab/><text:tab/>char *msg;</text:p>
      <text:list xml:id="list2058127224" text:style-name="L8">
        <text:list-item>
          <text:p text:style-name="P11">声明返回指针类型的函数时，星号与类型之间有空格，星号右侧没有空格，无论后面是否直接是函数名，例如：</text:p>
        </text:list-item>
      </text:list>
      <text:p text:style-name="P1"><text:tab/><text:tab/>void *malloc(size_t);</text:p>
      <text:p text:style-name="P1"><text:tab/><text:tab/>void *__cdecl malloc(size_t);</text:p>
      <text:p text:style-name="P1"/>
      <text:h text:style-name="P40" text:outline-level="5">换行</text:h>
      <text:list xml:id="list576294943" text:style-name="L9">
        <text:list-item>
          <text:p text:style-name="P12">在用作语句块开始的左花括号后换行。</text:p>
        </text:list-item>
        <text:list-item>
          <text:p text:style-name="P12">如果语句块由一些语句控制，相应的花括号与控制语句在同一行，并用空格分隔，例如：</text:p>
        </text:list-item>
      </text:list>
      <text:p text:style-name="P1"><text:tab/><text:tab/>if(is_ready()) {</text:p>
      <text:p text:style-name="P1"><text:tab/><text:tab/><text:tab/>foo(a + b);</text:p>
      <text:p text:style-name="P1"><text:tab/><text:tab/><text:tab/>a += 2;</text:p>
      <text:p text:style-name="P1"><text:tab/><text:tab/>} else {</text:p>
      <text:p text:style-name="P1"><text:tab/><text:tab/><text:tab/>set_some(b);</text:p>
      <text:p text:style-name="P1"><text:tab/><text:tab/>}</text:p>
      <text:list xml:id="list131872887" text:style-name="L10">
        <text:list-item>
          <text:p text:style-name="P13">如果if、for、while语句所控制执行的语句只有一个，且条件表达式与语句都很短小，它们可以写成一行，除空语句外，它们之间应有一个空格，例如：</text:p>
        </text:list-item>
      </text:list>
      <text:p text:style-name="P1"><text:tab/><text:tab/>if(a == b) foo();</text:p>
      <text:list xml:id="list1356836489" text:style-name="L11">
        <text:list-header>
          <text:p text:style-name="P14">或</text:p>
        </text:list-header>
      </text:list>
      <text:p text:style-name="P1"><text:tab/><text:tab/>while(1);</text:p>
      <text:list xml:id="list1776807995" text:style-name="L12">
        <text:list-header>
          <text:p text:style-name="P15">如果存在且只存在一个else分支，则视这些语句的总长度自行判断是否在else之前换行，例如：</text:p>
        </text:list-header>
      </text:list>
      <text:p text:style-name="P1"><text:tab/><text:tab/>if(some) foo(a); else foo(b);</text:p>
      <text:list xml:id="list1451605959" text:style-name="L13">
        <text:list-header>
          <text:p text:style-name="P16">或</text:p>
        </text:list-header>
      </text:list>
      <text:p text:style-name="P1"><text:tab/><text:tab/>if(a == b) foo(a);</text:p>
      <text:p text:style-name="P1"><text:tab/><text:tab/>else foo(a - b);</text:p>
      <text:list xml:id="list1438383697" text:style-name="L14">
        <text:list-header>
          <text:p text:style-name="P17">否则应在每个else之前换行，例如：</text:p>
        </text:list-header>
      </text:list>
      <text:p text:style-name="P1"><text:tab/><text:tab/>if(a &lt; b) foo(1);</text:p>
      <text:p text:style-name="P1"><text:tab/><text:tab/>else if(a &gt; b) foo(2);</text:p>
      <text:p text:style-name="P1"><text:tab/><text:tab/>else foo(a % 2);</text:p>
      <text:list xml:id="list1014295975" text:style-name="L15">
        <text:list-header>
          <text:p text:style-name="P18">其它情况应使用语句块，例如：</text:p>
        </text:list-header>
      </text:list>
      <text:p text:style-name="P1"><text:tab/><text:tab/>if(a == b) {</text:p>
      <text:p text:style-name="P1"><text:soft-page-break/><text:tab/><text:tab/><text:tab/>foo(a * 2);</text:p>
      <text:p text:style-name="P1"><text:tab/><text:tab/>} else {</text:p>
      <text:p text:style-name="P1"><text:tab/><text:tab/><text:tab/>foo(b);</text:p>
      <text:p text:style-name="P1"><text:tab/><text:tab/>}</text:p>
      <text:list xml:id="list1076793403" text:style-name="L16">
        <text:list-header>
          <text:p text:style-name="P19">或</text:p>
        </text:list-header>
      </text:list>
      <text:p text:style-name="P1"><text:tab/><text:tab/>if(a == b) {</text:p>
      <text:p text:style-name="P1"><text:tab/><text:tab/><text:tab/>foo(a);</text:p>
      <text:p text:style-name="P1"><text:tab/><text:tab/><text:tab/>foo(b);</text:p>
      <text:p text:style-name="P1"><text:tab/><text:tab/><text:tab/>a = 0;</text:p>
      <text:p text:style-name="P1"><text:tab/><text:tab/>}</text:p>
      <text:list xml:id="list315682824" text:style-name="L17">
        <text:list-item>
          <text:p text:style-name="P20">即使do-while语句所控制的语句只有一个，也不应将它们写在一行，应使用语句块，例如：</text:p>
        </text:list-item>
      </text:list>
      <text:p text:style-name="P1"><text:tab/><text:tab/>do {</text:p>
      <text:p text:style-name="P1"><text:tab/><text:tab/><text:tab/>do_some(a + b);</text:p>
      <text:p text:style-name="P1"><text:tab/><text:tab/>} while(a++);</text:p>
      <text:p text:style-name="P1"/>
      <text:h text:style-name="P40" text:outline-level="5">函数声明</text:h>
      <text:list xml:id="list1184637319" text:style-name="L18">
        <text:list-item>
          <text:p text:style-name="P21">如果此函数不接受参数，函数定义时可不声明参数列表；但在单独的非定义声明时，必须声明参数列表为void，例如：</text:p>
        </text:list-item>
      </text:list>
      <text:p text:style-name="P1"><text:tab/><text:tab/>long int do_some(void);</text:p>
      <text:list xml:id="list1124824141" text:style-name="L19">
        <text:list-item>
          <text:p text:style-name="P22">不要求每个函数都有非定义声明。</text:p>
        </text:list-item>
        <text:list-item>
          <text:p text:style-name="P22">如果此函数返回int类型，声明时不能省略类型。</text:p>
        </text:list-item>
        <text:list-item>
          <text:p text:style-name="P22">main函数必须返回int类型。</text:p>
        </text:list-item>
        <text:list-item>
          <text:p text:style-name="P22">避免隐式声明。</text:p>
        </text:list-item>
      </text:list>
      <text:p text:style-name="P1"/>
      <text:h text:style-name="P40" text:outline-level="5">函数名</text:h>
      <text:list xml:id="list2087388494" text:style-name="L20">
        <text:list-item>
          <text:p text:style-name="P23">建议使用全小写，下划线分隔单词的命名方式。</text:p>
        </text:list-item>
        <text:list-item>
          <text:p text:style-name="P23">不要使用匈牙利命名法。</text:p>
        </text:list-item>
      </text:list>
      <text:p text:style-name="P1"/>
      <text:h text:style-name="P40" text:outline-level="5">变量声明</text:h>
      <text:list xml:id="list1825918494" text:style-name="L21">
        <text:list-item>
          <text:p text:style-name="P24">对于局部变量，尽量在用到时再声明；如果编译器支持<text:note text:id="ftn2" text:note-class="footnote"><text:note-citation>2</text:note-citation><text:note-body><text:p text:style-name="Footnote">gcc和其它支持C99的编译器</text:p></text:note-body></text:note>，可混合书写声明和代码<text:note text:id="ftn3" text:note-class="footnote"><text:note-citation>3</text:note-citation><text:note-body><text:p text:style-name="Footnote">gcc的扩展特性（C99之前）和C99的要求</text:p></text:note-body></text:note>。</text:p>
        </text:list-item>
      </text:list>
      <text:p text:style-name="P1"/>
      <text:h text:style-name="P40" text:outline-level="5"><text:soft-page-break/>变量名</text:h>
      <text:list xml:id="list566401672" text:style-name="L22">
        <text:list-item>
          <text:p text:style-name="P25">建议使用全小写，下划线分隔单词的命名方式。</text:p>
        </text:list-item>
        <text:list-item>
          <text:p text:style-name="P25">外部变量应尽可能使用全称，而不是缩写，使其清晰明了。</text:p>
        </text:list-item>
        <text:list-item>
          <text:p text:style-name="P25">用作局部的循环计数变量应命名为单个字母，例如：i, j。</text:p>
        </text:list-item>
        <text:list-item>
          <text:p text:style-name="P25">尽量不使用匈牙利命名法。</text:p>
        </text:list-item>
        <text:list-item>
          <text:p text:style-name="P25">除本身翻译就是如此外，不能使用汉语拼音代替英语名称。</text:p>
        </text:list-item>
      </text:list>
      <text:p text:style-name="P1"/>
      <text:h text:style-name="P40" text:outline-level="5">类型定义</text:h>
      <text:list xml:id="list574289585" text:style-name="L23">
        <text:list-item>
          <text:p text:style-name="P26">类型定义的形式类似于声明变量。</text:p>
        </text:list-item>
        <text:list-item>
          <text:p text:style-name="P26">除非有特别的意义，不应为指向某种类型的指针定义新的类型名，以避免混乱，以下是<text:span text:style-name="T1">坏的</text:span>例子：</text:p>
        </text:list-item>
      </text:list>
      <text:p text:style-name="P1"><text:tab/><text:tab/><text:span text:style-name="T2">typedef int *PINT,*LPINT;</text:span></text:p>
      <text:list xml:id="list506950618" text:style-name="L24">
        <text:list-item>
          <text:p text:style-name="P27">参阅：“空格”一节。</text:p>
        </text:list-item>
      </text:list>
      <text:p text:style-name="P1"/>
      <text:h text:style-name="P40" text:outline-level="5">条件表达式</text:h>
      <text:list xml:id="list1339992302" text:style-name="L25">
        <text:list-item>
          <text:p text:style-name="P28">条件表达式在换行时，应在逻辑与、逻辑或运算符之后换行，例如：</text:p>
        </text:list-item>
      </text:list>
      <text:p text:style-name="P1"><text:tab/><text:tab/>if(status == foo(a, b + 1) &amp;&amp;</text:p>
      <text:p text:style-name="P1"><text:tab/><text:tab/>status != foo(status_old, b)) {</text:p>
      <text:p text:style-name="P1"><text:tab/><text:tab/><text:tab/>do_some();</text:p>
      <text:p text:style-name="P1"><text:tab/><text:tab/>}</text:p>
      <text:list xml:id="list1574640557" text:style-name="L26">
        <text:list-header>
          <text:p text:style-name="P29">有关if的缩进请参阅“缩进”一节。</text:p>
        </text:list-header>
        <text:list-item>
          <text:p text:style-name="P29">当一个条件表达式中同时使用逻辑与、逻辑或运算符时，务必在相应位置加上括号以明确优先级，例如：</text:p>
        </text:list-item>
      </text:list>
      <text:p text:style-name="P1"><text:tab/><text:tab/>if((a &amp;&amp; b) || c) do_some();</text:p>
      <text:list xml:id="list1375518878" text:style-name="L27">
        <text:list-header>
          <text:p text:style-name="P30">或</text:p>
        </text:list-header>
      </text:list>
      <text:p text:style-name="P1"><text:tab/><text:tab/>if(a &amp;&amp; (b || c)) do_some();</text:p>
      <text:list xml:id="list70780231" text:style-name="L28">
        <text:list-header>
          <text:p text:style-name="P31">或</text:p>
        </text:list-header>
      </text:list>
      <text:p text:style-name="P1"><text:tab/><text:tab/>if(a || (b &amp;&amp; c)) do_some();</text:p>
      <text:list xml:id="list104020930" text:style-name="L29">
        <text:list-item>
          <text:p text:style-name="P32">不要使用逻辑取反运算来判断某个返回0为成功的函数成功返回，例如不要这样：</text:p>
        </text:list-item>
      </text:list>
      <text:p text:style-name="P1"><text:tab/><text:tab/>if(!strcmp(argv[1], "--version")) {</text:p>
      <text:p text:style-name="P1"><text:tab/><text:tab/><text:tab/>puts(VERSION);</text:p>
      <text:p text:style-name="P1"><text:tab/><text:tab/><text:tab/>return 0;</text:p>
      <text:p text:style-name="P1"><text:tab/><text:tab/>}</text:p>
      <text:list xml:id="list292214386" text:style-name="L30">
        <text:list-header>
          <text:p text:style-name="P33">应该这样：</text:p>
        </text:list-header>
      </text:list>
      <text:p text:style-name="P1"><text:tab/><text:tab/>if(strcmp(argv[1], "--version") == 0) {</text:p>
      <text:p text:style-name="P1"><text:tab/><text:tab/><text:tab/>puts(VERSION);</text:p>
      <text:p text:style-name="P1"><text:soft-page-break/><text:tab/><text:tab/><text:tab/>return 0;</text:p>
      <text:p text:style-name="P1"><text:tab/><text:tab/>}</text:p>
      <text:p text:style-name="P35"/>
      <text:p text:style-name="P34">版权所有 2007-2014 PC GO Ld. 以及 版权所有 2015-2018 Rivoreo</text:p>
      <text:p text:style-name="P34">以《Creative Commons Attribution-ShareAlike 4.0 International License》发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文泉驿等宽微米黑" svg:font-family="文泉驿等宽微米黑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fo:text-indent="0cm" style:auto-text-indent="true" style:page-number="auto" fo:background-color="transparent" style:shadow="none" style:punctuation-wrap="simpl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punctuation-wrap="simple"/>
      <style:text-properties style:font-name="DejaVu Sans Mono" fo:font-size="115%" fo:font-weight="bold" style:font-name-asian="文泉驿等宽微米黑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punctuation-wrap="simpl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style:punctuation-wrap="simple"/>
      <style:text-properties style:font-name="DejaVu Sans Mono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00:01:46</meta:creation-date>
    <dc:date>2018-03-09T14:05:08</dc:date>
    <meta:editing-duration>P1DT18H31M8S</meta:editing-duration>
    <meta:editing-cycles>36</meta:editing-cycles>
    <meta:generator>LibreOffice/3.5$Linux_x86 LibreOffice_project/350m1$Build-2</meta:generator>
    <meta:document-statistic meta:table-count="0" meta:image-count="0" meta:object-count="0" meta:page-count="5" meta:paragraph-count="121" meta:word-count="727" meta:character-count="2488" meta:non-whitespace-character-count="2402"/>
  </office:meta>
</office:document-meta>
</file>